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9-1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6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10-12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8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4-18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2-21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4-01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21-10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19-10-22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18-10-1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17-11-1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16-10-21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1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1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1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1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1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0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0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0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0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0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9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96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9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9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9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9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9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8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8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86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8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8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8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8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7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7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7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7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7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7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7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7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7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7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6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6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6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6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6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6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6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6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6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6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6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7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7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6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6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6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6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5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1501</text:p>
          </table:table-cell>
          <table:table-cell office:value-type="string" calcext:value-type="string">
            <text:p>TWDB-6711501</text:p>
          </table:table-cell>
          <table:table-cell office:value-type="string" calcext:value-type="string">
            <text:p>194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124" meta:object-count="0"/>
    <meta:user-defined meta:name="AppVersion">3.0</meta:user-defined>
  </office:meta>
</office:document-meta>
</file>